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" svg:font-family="Helv" style:font-family-generic="swiss" style:font-pitch="variable" svg:panose-1="2 11 6 4 2 2 2 3 2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style:text-autospace="none" fo:margin-top="0.1666in" fo:margin-bottom="0.0833in" fo:line-height="100%"/>
      <style:text-properties style:font-name="Helv" style:font-name-complex="Helv" fo:font-weight="bold" style:font-weight-asian="bold" style:font-weight-complex="bold" fo:color="#000000" fo:font-size="12pt" style:font-size-asian="12pt" style:font-size-complex="12pt"/>
    </style:style>
    <style:style style:name="P6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fo:color="#000000" fo:font-size="12pt" style:font-size-asian="12pt" style:font-size-complex="12pt"/>
    </style:style>
    <style:style style:name="P7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P8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9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10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P11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12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13" style:parent-style-name="Standard" style:family="paragraph">
      <style:paragraph-properties style:text-autospace="none" fo:margin-bottom="0in" fo:line-height="10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T14" style:parent-style-name="Absatz-Standardschriftart" style:family="text">
      <style:text-properties style:font-name="Courier" style:font-name-complex="Courier" fo:color="#000000" fo:font-size="10pt" style:font-size-asian="10pt" style:font-size-complex="10pt"/>
    </style:style>
    <style:style style:name="T15" style:parent-style-name="Absatz-Standardschriftart" style:family="text">
      <style:text-properties style:font-name="Courier" style:font-name-complex="Courier" fo:color="#000000" fo:font-size="10pt" style:font-size-asian="10pt" style:font-size-complex="10pt" fo:language="en" fo:country="US"/>
    </style:style>
    <style:style style:name="P16" style:parent-style-name="Standard" style:family="paragraph">
      <style:paragraph-properties style:text-autospace="none" fo:margin-bottom="0in" fo:line-height="10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Courier" style:font-name-complex="Courier" fo:color="#000000" fo:font-size="10pt" style:font-size-asian="10pt" style:font-size-complex="10pt" fo:language="en" fo:country="US"/>
    </style:style>
    <style:style style:name="P17" style:parent-style-name="Standard" style:family="paragraph">
      <style:paragraph-properties style:text-autospace="none" fo:margin-bottom="0in" fo:line-height="10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T18" style:parent-style-name="Absatz-Standardschriftart" style:family="text">
      <style:text-properties style:font-name="Courier" style:font-name-complex="Courier" fo:color="#000000" fo:font-size="10pt" style:font-size-asian="10pt" style:font-size-complex="10pt" fo:language="en" fo:country="US"/>
    </style:style>
    <style:style style:name="T19" style:parent-style-name="Absatz-Standardschriftart" style:family="text">
      <style:text-properties style:font-name="Courier" style:font-name-complex="Courier" fo:color="#000000" fo:font-size="10pt" style:font-size-asian="10pt" style:font-size-complex="10pt"/>
    </style:style>
    <style:style style:name="P20" style:parent-style-name="Standard" style:family="paragraph">
      <style:paragraph-properties style:text-autospace="none" fo:margin-bottom="0in" fo:line-height="10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Courier" style:font-name-complex="Courier" fo:color="#000000" fo:font-size="10pt" style:font-size-asian="10pt" style:font-size-complex="10pt"/>
    </style:style>
    <style:style style:name="P21" style:parent-style-name="Standard" style:family="paragraph">
      <style:paragraph-properties style:text-autospace="none" fo:margin-bottom="0in" fo:line-height="100%"/>
      <style:text-properties style:font-name="Courier" style:font-name-complex="Courier" fo:color="#000000" fo:font-size="10pt" style:font-size-asian="10pt" style:font-size-complex="10pt"/>
    </style:style>
    <style:style style:name="P22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23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24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25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TableColumn27" style:family="table-column">
      <style:table-column-properties style:column-width="1.0833in" style:use-optimal-column-width="false"/>
    </style:style>
    <style:style style:name="TableColumn28" style:family="table-column">
      <style:table-column-properties style:column-width="4.7958in" style:use-optimal-column-width="false"/>
    </style:style>
    <style:style style:name="Table26" style:family="table">
      <style:table-properties style:width="5.8791in" fo:margin-left="0.005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solid #000000" fo:padding-top="0in" fo:padding-left="0in" fo:padding-bottom="0in" fo:padding-right="0in"/>
    </style:style>
    <style:style style:name="P3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ableCell32" style:family="table-cell">
      <style:table-cell-properties fo:border="0.0104in solid #000000" fo:padding-top="0in" fo:padding-left="0in" fo:padding-bottom="0in" fo:padding-right="0in"/>
    </style:style>
    <style:style style:name="P3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padding-top="0in" fo:padding-left="0in" fo:padding-bottom="0in" fo:padding-right="0in"/>
    </style:style>
    <style:style style:name="P3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37" style:family="table-cell">
      <style:table-cell-properties fo:border="0.0104in solid #000000" fo:padding-top="0in" fo:padding-left="0in" fo:padding-bottom="0in" fo:padding-right="0in"/>
    </style:style>
    <style:style style:name="P3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04in solid #000000" fo:padding-top="0in" fo:padding-left="0in" fo:padding-bottom="0in" fo:padding-right="0in"/>
    </style:style>
    <style:style style:name="P4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42" style:family="table-cell">
      <style:table-cell-properties fo:border="0.0104in solid #000000" fo:padding-top="0in" fo:padding-left="0in" fo:padding-bottom="0in" fo:padding-right="0in"/>
    </style:style>
    <style:style style:name="P4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44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45" style:parent-style-name="Standard" style:family="paragraph">
      <style:paragraph-properties style:text-autospace="none" fo:margin-top="0.1666in" fo:margin-bottom="0.1666in" fo:line-height="100%"/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P46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P47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P48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P49" style:parent-style-name="Standard" style:family="paragraph">
      <style:paragraph-properties style:text-autospace="none" fo:margin-bottom="0in" fo:line-height="100%"/>
      <style:text-properties style:font-name="Helv" style:font-name-complex="Helv" fo:color="#000000" fo:font-size="10pt" style:font-size-asian="10pt" style:font-size-complex="10pt"/>
    </style:style>
    <style:style style:name="TableColumn51" style:family="table-column">
      <style:table-column-properties style:column-width="1.1041in" style:use-optimal-column-width="false"/>
    </style:style>
    <style:style style:name="TableColumn52" style:family="table-column">
      <style:table-column-properties style:column-width="4.775in" style:use-optimal-column-width="false"/>
    </style:style>
    <style:style style:name="Table50" style:family="table">
      <style:table-properties style:width="5.8791in" fo:margin-left="0.0055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padding-top="0in" fo:padding-left="0in" fo:padding-bottom="0in" fo:padding-right="0in"/>
    </style:style>
    <style:style style:name="P5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ableCell56" style:family="table-cell">
      <style:table-cell-properties fo:border="0.0104in solid #000000" fo:padding-top="0in" fo:padding-left="0in" fo:padding-bottom="0in" fo:padding-right="0in"/>
    </style:style>
    <style:style style:name="P5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6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61" style:family="table-cell">
      <style:table-cell-properties fo:border="0.0104in solid #000000" fo:padding-top="0in" fo:padding-left="0in" fo:padding-bottom="0in" fo:padding-right="0in"/>
    </style:style>
    <style:style style:name="P6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6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6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</style:style>
    <style:style style:name="T65" style:parent-style-name="Absatz-Standardschriftart" style:family="text"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66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67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P6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6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 fo:language="en" fo:country="US"/>
    </style:style>
    <style:style style:name="P7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 fo:language="en" fo:country="US"/>
    </style:style>
    <style:style style:name="P7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 fo:language="en" fo:country="US"/>
    </style:style>
    <style:style style:name="P7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7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7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7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7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79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80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8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84" style:family="table-cell">
      <style:table-cell-properties fo:border="0.0104in solid #000000" fo:padding-top="0in" fo:padding-left="0in" fo:padding-bottom="0in" fo:padding-right="0in"/>
    </style:style>
    <style:style style:name="P8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8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8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8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8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 fo:language="en" fo:country="US"/>
    </style:style>
    <style:style style:name="P9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9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0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0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0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105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106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10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110" style:family="table-cell">
      <style:table-cell-properties fo:border="0.0104in solid #000000" fo:padding-top="0in" fo:padding-left="0in" fo:padding-bottom="0in" fo:padding-right="0in"/>
    </style:style>
    <style:style style:name="P11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1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2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2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2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2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126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127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13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131" style:family="table-cell">
      <style:table-cell-properties fo:border="0.0104in solid #000000" fo:padding-top="0in" fo:padding-left="0in" fo:padding-bottom="0in" fo:padding-right="0in"/>
    </style:style>
    <style:style style:name="P132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3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4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5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6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7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8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39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40" style:parent-style-name="Standard" style:family="paragraph">
      <style:paragraph-properties fo:keep-with-next="always" fo:keep-together="always" style:text-autospace="none" fo:margin-bottom="0in" fo:line-height="100%" fo:margin-left="0.0118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4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4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4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146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147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15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151" style:family="table-cell">
      <style:table-cell-properties fo:border="0.0104in solid #000000" fo:padding-top="0in" fo:padding-left="0in" fo:padding-bottom="0in" fo:padding-right="0in"/>
    </style:style>
    <style:style style:name="P15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5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6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172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173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17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177" style:family="table-cell">
      <style:table-cell-properties fo:border="0.0104in solid #000000" fo:padding-top="0in" fo:padding-left="0in" fo:padding-bottom="0in" fo:padding-right="0in"/>
    </style:style>
    <style:style style:name="P17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7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8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9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9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19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195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196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19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200" style:family="table-cell">
      <style:table-cell-properties fo:border="0.0104in solid #000000" fo:padding-top="0in" fo:padding-left="0in" fo:padding-bottom="0in" fo:padding-right="0in"/>
    </style:style>
    <style:style style:name="P20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0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211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212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21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216" style:family="table-cell">
      <style:table-cell-properties fo:border="0.0104in solid #000000" fo:padding-top="0in" fo:padding-left="0in" fo:padding-bottom="0in" fo:padding-right="0in"/>
    </style:style>
    <style:style style:name="P21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1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1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</style:style>
    <style:style style:name="T220" style:parent-style-name="Absatz-Standardschriftart" style:family="text"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221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22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23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P22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2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 fo:language="en" fo:country="US"/>
    </style:style>
    <style:style style:name="P22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2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2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2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8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3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4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243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244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104in solid #000000" fo:border-left="0.0104in solid #000000" fo:border-bottom="none" fo:border-right="0.0104in solid #000000" fo:padding-top="0in" fo:padding-left="0in" fo:padding-bottom="0in" fo:padding-right="0in"/>
    </style:style>
    <style:style style:name="P24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Cell248" style:family="table-cell">
      <style:table-cell-properties fo:border="0.0104in solid #000000" fo:padding-top="0in" fo:padding-left="0in" fo:padding-bottom="0in" fo:padding-right="0in"/>
    </style:style>
    <style:style style:name="P249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50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5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</style:style>
    <style:style style:name="T252" style:parent-style-name="Absatz-Standardschriftart" style:family="text"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  <style:style style:name="T253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54" style:parent-style-name="Absatz-Standardschriftart" style:family="text">
      <style:text-properties style:font-name="Helv" style:font-name-complex="Helv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55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56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57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58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259" style:parent-style-name="Absatz-Standardschriftart" style:family="text">
      <style:text-properties style:font-name="Courier New" style:font-name-complex="Courier New" fo:color="#000000" fo:font-size="10pt" style:font-size-asian="10pt" style:font-size-complex="10pt"/>
    </style:style>
    <style:style style:name="T260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P261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62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63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64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65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66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P267" style:parent-style-name="Standard" style:family="paragraph">
      <style:paragraph-properties fo:keep-with-next="always" fo:keep-together="always" style:text-autospace="none" fo:margin-bottom="0in" fo:line-height="100%" fo:margin-left="0.0104in">
        <style:tab-stops/>
      </style:paragraph-properties>
      <style:text-properties style:font-name="Helv" style:font-name-complex="Helv" fo:color="#000000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104in solid #000000" fo:border-bottom="0.0104in solid #000000" fo:border-right="0.0104in solid #000000" fo:padding-top="0in" fo:padding-left="0in" fo:padding-bottom="0in" fo:padding-right="0in"/>
    </style:style>
    <style:style style:name="P270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271" style:parent-style-name="Standard" style:family="paragraph">
      <style:paragraph-properties fo:keep-with-next="always" fo:keep-together="always" style:text-autospace="none" fo:text-align="center" fo:margin-bottom="0in" fo:line-height="100%" fo:margin-left="0.0104in">
        <style:tab-stops/>
      </style:paragraph-properties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272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  <style:style style:name="P273" style:parent-style-name="Standard" style:family="paragraph">
      <style:paragraph-properties style:text-autospace="none" fo:margin-bottom="0in" fo:line-height="100%"/>
      <style:text-properties style:font-name="Helv" style:font-name-complex="Helv" fo:font-weight="bold" style:font-weight-asian="bold" style:font-weight-complex="bold" style:font-relief="engraved" fo:color="#000000" fo:font-size="14pt" style:font-size-asian="14pt" style:font-size-complex="14pt"/>
    </style:style>
  </office:automatic-styles>
  <office:body>
    <office:text text:use-soft-page-breaks="true">
      <text:p text:style-name="P1"><text:bookmark-start text:name="_GoBack"/><text:bookmark-end text:name="_GoBack"/>Bereitgestellte Funktionen</text:p>
      <text:p text:style-name="P6"/>
      <text:p text:style-name="P7">1 Allgemein</text:p>
      <text:p text:style-name="P8">Unter COBOL wird immer dasselbe Modul gerufen. Über einen Funktionscode wird bestimmt welche Funktion durchgeführt werden soll. Das Modul muss<text:s/>über COB_PRE_LOAD geladen werden.</text:p>
      <text:p text:style-name="P9"/>
      <text:p text:style-name="P10">2 Aufruf und Auswertung</text:p>
      <text:p text:style-name="P11">Der Aufruf einer Funktion unter COBOL hat folgende Struktur:</text:p>
      <text:p text:style-name="P12"/>
      <text:p text:style-name="P13"><text:span text:style-name="T14"><text:tab/></text:span><text:span text:style-name="T15">CALL "CBL_OC:SOCKET"<text:s/></text:span></text:p>
      <text:p text:style-name="P16"><text:s text:c="11"/>USING Funktionscode [Parameter1 [, Parameter2 [, ...]]]<text:s/></text:p>
      <text:p text:style-name="P17"><text:span text:style-name="T18"><text:s text:c="11"/></text:span><text:span text:style-name="T19">GIVING Rückgabewert</text:span></text:p>
      <text:p text:style-name="P20"><text:tab/>END-CALL</text:p>
      <text:p text:style-name="P21"/>
      <text:p text:style-name="P22">Der Funktionscode ist ein PIC X(2). Die Anzahl und Form der Parameter ist abhängig von der jeweiligen Funktion.<text:s/></text:p>
      <text:p text:style-name="P23"/>
      <text:p text:style-name="P24">Der Rückgabewert ist ein PIC 9(3) und sollte grundsätzlich ausgewertet werden, um mögliche Fehler zu erkennen. Es gibt folgende allgemeine<text:s/>Rückgabewerte, welche von allen Funktionen (bis auf Funktion 99) geliefert werden können:</text:p>
      <text:p text:style-name="P25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Rückgabewert<text:s/></text:p>
          </table:table-cell>
          <table:table-cell table:style-name="TableCell32">
            <text:p text:style-name="P33">Beschreibung</text:p>
          </table:table-cell>
        </table:table-row>
        <table:table-row table:style-name="TableRow34">
          <table:table-cell table:style-name="TableCell35">
            <text:p text:style-name="P36">98</text:p>
          </table:table-cell>
          <table:table-cell table:style-name="TableCell37">
            <text:p text:style-name="P38">Allgemeiner Fehler in einer Funktion, der nicht näher spezifiziert werden kann. In einem solchen Fall kann der Aufruf der Funktion zum<text:s/>Ermitteln des letzten Betriebssystem-/Socket-Fehler (Code 99) weitere Informationen liefern.</text:p>
          </table:table-cell>
        </table:table-row>
        <table:table-row table:style-name="TableRow39">
          <table:table-cell table:style-name="TableCell40">
            <text:p text:style-name="P41">99</text:p>
          </table:table-cell>
          <table:table-cell table:style-name="TableCell42">
            <text:p text:style-name="P43">Falscher Parameter oder falsche Parameteranzahl beim Aufruf einer Funktion.</text:p>
          </table:table-cell>
        </table:table-row>
      </table:table>
      <text:p text:style-name="P44"/>
      <text:p text:style-name="P45">Es ist zu beachten, dass bei Parametern, die durch den Aufruf der Funktion gefüllt werden keine Konstanten zu verwenden sind !!!</text:p>
      <text:p text:style-name="P46"/>
      <text:p text:style-name="P47">3 Standard-Funktionen</text:p>
      <text:p text:style-name="P48">Die folgenden Funktionen sind für allgemeine die Socket-Kommunikation geeignet.</text:p>
      <text:p text:style-name="P49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Funktionscode<text:s/></text:p>
          </table:table-cell>
          <table:table-cell table:style-name="TableCell56">
            <text:p text:style-name="P57">Beschreibung</text:p>
          </table:table-cell>
        </table:table-row>
        <table:table-row table:style-name="TableRow58">
          <table:table-cell table:style-name="TableCell59">
            <text:p text:style-name="P60">00</text:p>
          </table:table-cell>
          <table:table-cell table:style-name="TableCell61" table:number-rows-spanned="2">
            <text:p text:style-name="P62">Öffnet einen Server-Socket auf dem spezifizierten Port. Bei Erfolg wird<text:s/>im 2. Parameter der Server-Socket-Handle gespeichert der für spätere Aktionen notwendig ist</text:p>
            <text:p text:style-name="P63"/>
            <text:p text:style-name="P64"><text:span text:style-name="T65">Hinweis:<text:s/></text:span><text:span text:style-name="T66">Bereits nach dem Erfolg dieser Funktionen können sich Clients zu dem Socket verbinden und auch Daten senden. Die Funktionen 01 und 07 nehmen lediglich di</text:span><text:span text:style-name="T67">e aufgelaufenen Verbindungen aus der Warterschleife um damit arbeiten zu können.</text:span></text:p>
            <text:p text:style-name="P68"/>
            <text:p text:style-name="P69">Parameter 1: Portnummer, PIC X(5), IN</text:p>
            <text:p text:style-name="P70">Parameter 2: Server-Socket-Handle, PIC X(4), OUT</text:p>
            <text:p text:style-name="P71"/>
            <text:p text:style-name="P72">Rückgabewert:</text:p>
            <text:p text:style-name="P73">0 - Erfolg</text:p>
            <text:p text:style-name="P74">1 - Port ist nicht verfügbar/Server läuft schon</text:p>
            <text:p text:style-name="P75">2 -<text:s/>Ungültiger Verbindungs-Handle/Keine Verbindung</text:p>
            <text:p text:style-name="P76"/>
          </table:table-cell>
        </table:table-row>
        <table:table-row table:style-name="TableRow77">
          <table:table-cell table:style-name="TableCell78">
            <text:p text:style-name="P79"><text:line-break/><text:line-break/>O<text:line-break/>P<text:line-break/>E<text:line-break/>N</text:p>
          </table:table-cell>
          <table:covered-table-cell>
            <text:p text:style-name="P80"/>
          </table:covered-table-cell>
        </table:table-row>
        <table:table-row table:style-name="TableRow81">
          <table:table-cell table:style-name="TableCell82">
            <text:p text:style-name="P83">01, 07</text:p>
          </table:table-cell>
          <table:table-cell table:style-name="TableCell84" table:number-rows-spanned="2">
            <text:p text:style-name="P85">Wartet auf eine Verbindung von einem Client. Diese<text:s/>Funktion kann nur mit einem Server-Socket-Handle aufgerufen werden.<text:s/></text:p>
            <text:p text:style-name="P86"/>
            <text:p text:style-name="P87">Bei Erfolg wird bei Funktion 01 der Server-Socket geschlossen und im 1. Parameter der Verbindungs-Handle gespeichert. Bei Funktion 07 bleibt der Server-Socket offen und der Verbindungshandle wird im zweiten Parameter gespeichert.</text:p>
            <text:p text:style-name="P88"/>
            <text:p text:style-name="P89">Der Verbindungshandle wird für spätere Aktionen benötigt.</text:p>
            <text:p text:style-name="P90"/>
            <text:p text:style-name="P91">Funktion 01:</text:p>
            <text:p text:style-name="P92">Parameter 1: Server-Socket-/Verbindungs-Handle, PIC X(4), IN/OUT<text:s/></text:p>
            <text:p text:style-name="P93"/>
            <text:p text:style-name="P94">Funktion 07:</text:p>
            <text:p text:style-name="P95">Parameter 1: Server-Socket-Handle, PIC X(4), IN</text:p>
            <text:p text:style-name="P96">Parameter 2: Verbindungs-Handle, PIC X(4), OUT</text:p>
            <text:p text:style-name="P97"/>
            <text:p text:style-name="P98">Rückgabewert:</text:p>
            <text:p text:style-name="P99">0 - Erfolg</text:p>
            <text:p text:style-name="P100">1 - Kein Socket geöffnet</text:p>
            <text:p text:style-name="P101">2 - Socket "horcht" nicht</text:p>
            <text:p text:style-name="P102"/>
          </table:table-cell>
        </table:table-row>
        <table:table-row table:style-name="TableRow103">
          <table:table-cell table:style-name="TableCell104">
            <text:p text:style-name="P105"><text:line-break/><text:line-break/><text:line-break/>A<text:line-break/>C<text:line-break/>C<text:line-break/>E<text:line-break/>P<text:line-break/>T</text:p>
          </table:table-cell>
          <table:covered-table-cell>
            <text:p text:style-name="P106"/>
          </table:covered-table-cell>
        </table:table-row>
        <table:table-row table:style-name="TableRow107">
          <table:table-cell table:style-name="TableCell108">
            <text:p text:style-name="P109">02<text:line-break/></text:p>
          </table:table-cell>
          <table:table-cell table:style-name="TableCell110" table:number-rows-spanned="2">
            <text:p text:style-name="P111">Verbindet sich zu einem Server(-Socket). Bei Erfolg wird der Verbindungshandle im 3. Parameter gespeichert.</text:p>
            <text:p text:style-name="P112"/>
            <text:p text:style-name="P113">Der Verbindungshandle wird für spätere Aktionen benötigt.</text:p>
            <text:p text:style-name="P114"/>
            <text:p text:style-name="P115">Parameter 1:<text:s/>IP-Adresse, PIC X(15), IN</text:p>
            <text:p text:style-name="P116">Parameter 2: Port, PIC X(5), IN</text:p>
            <text:p text:style-name="P117">Parameter 3: Verbindungs-Handle, PIC X(4), OUT</text:p>
            <text:p text:style-name="P118"/>
            <text:p text:style-name="P119">Rückgabewert:</text:p>
            <text:p text:style-name="P120">0 - Erfolg</text:p>
            <text:p text:style-name="P121">1 - Adresse/Port nicht erreichbar/Gegenseite nicht bereit</text:p>
            <text:p text:style-name="P122">2 - Verbindung besteht bereits</text:p>
            <text:p text:style-name="P123">3 - Ungültiger Verbindungs-Handle/Keine Verbindung</text:p>
          </table:table-cell>
        </table:table-row>
        <table:table-row table:style-name="TableRow124">
          <table:table-cell table:style-name="TableCell125">
            <text:p text:style-name="P126">C<text:line-break/>O<text:line-break/>N<text:line-break/>N<text:line-break/>E<text:line-break/>C<text:line-break/>T<text:line-break/><text:line-break/></text:p>
          </table:table-cell>
          <table:covered-table-cell>
            <text:p text:style-name="P127"/>
          </table:covered-table-cell>
        </table:table-row>
        <table:table-row table:style-name="TableRow128">
          <table:table-cell table:style-name="TableCell129">
            <text:p text:style-name="P130">03</text:p>
          </table:table-cell>
          <table:table-cell table:style-name="TableCell131" table:number-rows-spanned="2">
            <text:p text:style-name="P132">Sendet Daten über einen gültigen Verbindungs-Handle.</text:p>
            <text:p text:style-name="P133"/>
            <text:p text:style-name="P134">Parameter 1: Verbindungs-Handle,<text:s/>PIC X(4), IN</text:p>
            <text:p text:style-name="P135">Parameter 2: Anzahl der zu senden Bytes, PIC X(5), IN</text:p>
            <text:p text:style-name="P136">Parameter 3: Daten die gesendet werden sollen, PIC X(n), IN</text:p>
            <text:p text:style-name="P137"/>
            <text:p text:style-name="P138">Rückgabewert:</text:p>
            <text:p text:style-name="P139">0 - Erfolg</text:p>
            <text:p text:style-name="P140">2 - Es wurden weniger Bytes gesendet als gewünscht</text:p>
            <text:p text:style-name="P141">3 - Ungültiger Verbindungs-Handle/Keine Verbindung<text:s/>(Achtung, bei dieser Konstellation wird teilweise auch "98 - Allgemeiner Fehler" zurückgegeben)</text:p>
            <text:p text:style-name="P142">4 - Anzahl der Byte überschreitet Limit des Betriebssystems</text:p>
            <text:p text:style-name="P143"/>
          </table:table-cell>
        </table:table-row>
        <table:table-row table:style-name="TableRow144">
          <table:table-cell table:style-name="TableCell145">
            <text:p text:style-name="P146"><text:line-break/><text:line-break/>W<text:line-break/>R<text:line-break/>I<text:line-break/>T<text:line-break/>E<text:line-break/><text:line-break/></text:p>
          </table:table-cell>
          <table:covered-table-cell>
            <text:p text:style-name="P147"/>
          </table:covered-table-cell>
        </table:table-row>
        <table:table-row table:style-name="TableRow148">
          <table:table-cell table:style-name="TableCell149">
            <text:p text:style-name="P150">04, 08</text:p>
          </table:table-cell>
          <table:table-cell table:style-name="TableCell151" table:number-rows-spanned="2">
            <text:p text:style-name="P152">Empfängt Daten über ein gültiges Verbindungs-Handle. Bei Funktion 08 kann ein Timeout in Millisekunden angegeben werden um nur eine bestimmte Zeitspanne auf ankommende Daten zu<text:s/>warten. Bei Timout Null oder Funktion 04 wird endlos gewartet. Nach dem Empfang wird die Anzahl der Byte die empfangen wurden in Parameter 2 gespeichert.<text:s/></text:p>
            <text:p text:style-name="P153"/>
            <text:p text:style-name="P154">Parameter 1: Verbindungs-Handle, PIC X(4), IN</text:p>
            <text:p text:style-name="P155">Parameter 2: Anzahl der (zu) empfangenen Bytes, <text:s/>PIC X(5), IN/OUT</text:p>
            <text:p text:style-name="P156">Parameter 3: Puffer für die empfangenen Daten, PIC X(n), OUT</text:p>
            <text:p text:style-name="P157"/>
            <text:p text:style-name="P158">Nur Funktion 08:</text:p>
            <text:p text:style-name="P159">Parameter 4: Timeout in Millisekunden, PIC X(6), IN</text:p>
            <text:p text:style-name="P160"/>
            <text:p text:style-name="P161">Rückgabewert:</text:p>
            <text:p text:style-name="P162">0 - Erfolg</text:p>
            <text:p text:style-name="P163">1 - Es wurde versucht mehr als 64000 Bytes zu empfangen</text:p>
            <text:p text:style-name="P164">2 - Es wurden weniger Bytes empfangen als gewünscht</text:p>
            <text:p text:style-name="P165">3 - Ungültiger Verbindungs-Handle/Keine Verbindung (Achtung, bei dieser Konstellation wird teilweise auch "98 - Allgemeiner Fehler" zurückgegeben)</text:p>
            <text:p text:style-name="P166"/>
            <text:p text:style-name="P167">Nur Funktion 08:</text:p>
            <text:p text:style-name="P168">4- Timeout abgelaufen</text:p>
            <text:p text:style-name="P169"/>
          </table:table-cell>
        </table:table-row>
        <table:table-row table:style-name="TableRow170">
          <table:table-cell table:style-name="TableCell171">
            <text:p text:style-name="P172"><text:line-break/><text:line-break/><text:line-break/><text:line-break/>R<text:line-break/>E<text:line-break/>A<text:line-break/>D</text:p>
          </table:table-cell>
          <table:covered-table-cell>
            <text:p text:style-name="P173"/>
          </table:covered-table-cell>
        </table:table-row>
        <table:table-row table:style-name="TableRow174">
          <table:table-cell table:style-name="TableCell175">
            <text:p text:style-name="P176">05</text:p>
          </table:table-cell>
          <table:table-cell table:style-name="TableCell177" table:number-rows-spanned="2">
            <text:p text:style-name="P178">Daten senden und auf Empfang warten. Diese Funktion ist eine Kombination der Funktionen 03 und 04.<text:s/></text:p>
            <text:p text:style-name="P179"/>
            <text:p text:style-name="P180">Parameter 1: Verbindungs-Handle, PIC X(4), IN</text:p>
            <text:p text:style-name="P181">Parameter 2: Anzahl der zu sendenen Bytes, PIC X(5), IN</text:p>
            <text:p text:style-name="P182">Parameter 3: Anzahl der (zu) empfangenen Bytes, PIC X(5), IN/OUT</text:p>
            <text:p text:style-name="P183">Parameter 4: Puffer für die zu sendenen/empfangenen Daten</text:p>
            <text:p text:style-name="P184"/>
            <text:p text:style-name="P185">Rückgabewert:</text:p>
            <text:p text:style-name="P186">0 - Erfolg</text:p>
            <text:p text:style-name="P187">1 -<text:s/>Es wurden weniger Bytes gesendet als gewünscht</text:p>
            <text:p text:style-name="P188">2 - Zu sendende Daten überschreiten das Limit des Betriebssystems</text:p>
            <text:p text:style-name="P189">3 - Es wurde versucht mehr als 64000 Bytes zu empfangen</text:p>
            <text:p text:style-name="P190">4 - Es wurden weniger Bytes empfangen als gewünscht</text:p>
            <text:p text:style-name="P191">5- Ungültiger<text:s/>Verbindungs-Handle/Keine Verbindung</text:p>
            <text:p text:style-name="P192"/>
          </table:table-cell>
        </table:table-row>
        <table:table-row table:style-name="TableRow193">
          <table:table-cell table:style-name="TableCell194">
            <text:p text:style-name="P195"><text:line-break/>W<text:line-break/>R<text:line-break/>I<text:line-break/>T<text:line-break/>E<text:line-break/>–<text:line-break/>A<text:line-break/>N<text:line-break/>D<text:line-break/>–<text:line-break/>R<text:line-break/>E<text:line-break/>A<text:line-break/>D<text:line-break/></text:p>
          </table:table-cell>
          <table:covered-table-cell>
            <text:p text:style-name="P196"/>
          </table:covered-table-cell>
        </table:table-row>
        <table:table-row table:style-name="TableRow197">
          <table:table-cell table:style-name="TableCell198">
            <text:p text:style-name="P199">06</text:p>
          </table:table-cell>
          <table:table-cell table:style-name="TableCell200" table:number-rows-spanned="2">
            <text:p text:style-name="P201">Schließt eine Verbindung oder einen Server-Socket.</text:p>
            <text:p text:style-name="P202"/>
            <text:p text:style-name="P203">Parameter 1: Server-Socket/Verbindung-Handle, PIC X(4), IN</text:p>
            <text:p text:style-name="P204"/>
            <text:p text:style-name="P205">Rückgabewert:</text:p>
            <text:p text:style-name="P206">0 - Erfolg</text:p>
            <text:p text:style-name="P207">1 - Ungültiger Verbindungs-Handle/Keine Verbindung</text:p>
            <text:p text:style-name="P208"><text:line-break/><text:line-break/><text:line-break/></text:p>
          </table:table-cell>
        </table:table-row>
        <table:table-row table:style-name="TableRow209">
          <table:table-cell table:style-name="TableCell210">
            <text:p text:style-name="P211"><text:line-break/>C<text:line-break/>L<text:line-break/>O<text:line-break/>S<text:line-break/>E<text:line-break/></text:p>
          </table:table-cell>
          <table:covered-table-cell>
            <text:p text:style-name="P212"/>
          </table:covered-table-cell>
        </table:table-row>
        <table:table-row table:style-name="TableRow213">
          <table:table-cell table:style-name="TableCell214">
            <text:p text:style-name="P215">09, 10</text:p>
          </table:table-cell>
          <table:table-cell table:style-name="TableCell216" table:number-rows-spanned="2">
            <text:p text:style-name="P217">Wartet auf eine eingehende Verbindung eines Server-Sockets oder eingehende Daten auf einer der intern verwalteten bestehenden Verbindungen. Geliefert wird die neu verbundende<text:s/>Socket-Verbindung bzw. die Verbindung, die Daten bereit hält. Bei Timeout 0 oder Funktion 09 wird endlos gewartet.</text:p>
            <text:p text:style-name="P218"/>
            <text:p text:style-name="P219"><text:span text:style-name="T220">Hinweis:<text:s/></text:span><text:span text:style-name="T221">Alle über diese Funktionen akzeptierten Verbindungen werden intern in einem Pool gespeichert und verwaltet. Die Anzahl ist theoreti</text:span><text:span text:style-name="T222">sch nicht begrenzt. Damit die Handles im Pool konsistent bleiben, ist es wichtig nicht mehr benötigte Verbindungs-Handles explizit mit der Funktion 06 zu schliessen. Damit werden Verbindungen aus dem Pool entfernt auch wenn <text:s/>das Schliessen aufgrund eines F</text:span><text:span text:style-name="T223">ehlers scheitert.</text:span></text:p>
            <text:p text:style-name="P224"/>
            <text:p text:style-name="P225">Parameter 1: Server-Socket, PIC X(4), IN</text:p>
            <text:p text:style-name="P226">Parameter 2: Verbindungs-Handle, PIC X(4), OUT</text:p>
            <text:p text:style-name="P227"/>
            <text:p text:style-name="P228">Nur Funktion 10:</text:p>
            <text:p text:style-name="P229">Parameter 3: Timeout in Millisekunden, PIC X(6), IN</text:p>
            <text:p text:style-name="P230"/>
            <text:p text:style-name="P231">Rückgabewert:</text:p>
            <text:p text:style-name="P232">0 - Erfolg</text:p>
            <text:p text:style-name="P233">1 - Kein (Server-)Socket geöffnet</text:p>
            <text:p text:style-name="P234">2 - Socket "horcht"<text:s/>nicht</text:p>
            <text:p text:style-name="P235">3 - Server-Socket ist in der Menge der aktiven Verbindungen</text:p>
            <text:p text:style-name="P236">4 - Eine der aktiven Verbindungen/der Server-Socket ist ungültig</text:p>
            <text:p text:style-name="P237"/>
            <text:p text:style-name="P238">Nur Funktion 10:</text:p>
            <text:p text:style-name="P239">5 - Timout abgelaufen</text:p>
            <text:p text:style-name="P240"/>
          </table:table-cell>
        </table:table-row>
        <table:table-row table:style-name="TableRow241">
          <table:table-cell table:style-name="TableCell242">
            <text:p text:style-name="P243"><text:line-break/><text:line-break/><text:line-break/><text:line-break/>N<text:line-break/>E<text:line-break/>X<text:line-break/>T<text:line-break/>–<text:line-break/>R<text:line-break/>E<text:line-break/>A<text:line-break/>D</text:p>
          </table:table-cell>
          <table:covered-table-cell>
            <text:p text:style-name="P244"/>
          </table:covered-table-cell>
        </table:table-row>
        <table:table-row table:style-name="TableRow245">
          <table:table-cell table:style-name="TableCell246">
            <text:p text:style-name="P247">98, 99</text:p>
          </table:table-cell>
          <table:table-cell table:style-name="TableCell248" table:number-rows-spanned="2">
            <text:p text:style-name="P249">Liefert den letzten Fehler des Betriebssystems bzw. der Socket-Schicht. Funktion 98 bietet die Möglichkeit neben dem Fehlercode auch einen beschreibenden Text des Fehlers zu<text:s/>liefern.</text:p>
            <text:p text:style-name="P250"/>
            <text:p text:style-name="P251"><text:span text:style-name="T252">Hinweis:</text:span><text:span text:style-name="T253"><text:s/>Bei Funktion 98 wird<text:s/></text:span><text:span text:style-name="T254">nicht</text:span><text:span text:style-name="T255"><text:s/>geprüft ob ein Puffer übergeben wurde weil Fehler-Code 99 auch vom Betriebssystem verwendet wird und deshalb nicht von "CBL_OC_SOCKET " in dieser Situation zurück gegeben werden kann.<text:s/></text:span><text:span text:style-name="T256"><text:line-break/></text:span><text:span text:style-name="T257">Teilweise enthält der<text:s/></text:span><text:span text:style-name="T258">Fehlertext einen Zeilenumbruch. Soll dieser Text in ein Protokoll ausgegeben werden, ist ein "</text:span><text:span text:style-name="T259">inspect Puffer converting x'0D0A' to spaces</text:span><text:span text:style-name="T260">" sinnvoll</text:span></text:p>
            <text:p text:style-name="P261"/>
            <text:p text:style-name="P262">Nur Funktion 98:</text:p>
            <text:p text:style-name="P263">Parameter 1: Puffer für Fehler in Textform, PIC X(256), OUT</text:p>
            <text:p text:style-name="P264"/>
            <text:p text:style-name="P265">Rückgabewert:</text:p>
            <text:p text:style-name="P266">Letzter Fehlercode, PIC X(3), OUT</text:p>
            <text:p text:style-name="P267"/>
          </table:table-cell>
        </table:table-row>
        <table:table-row table:style-name="TableRow268">
          <table:table-cell table:style-name="TableCell269">
            <text:p text:style-name="P270"><text:line-break/>S<text:line-break/>H<text:line-break/>O<text:line-break/>W<text:line-break/>–<text:line-break/>E<text:line-break/>R<text:line-break/>R<text:line-break/>O<text:line-break/>R<text:line-break/></text:p>
          </table:table-cell>
          <table:covered-table-cell>
            <text:p text:style-name="P271"/>
          </table:covered-table-cell>
        </table:table-row>
      </table:table>
      <text:p text:style-name="P272"/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" svg:font-family="Helv" style:font-family-generic="swiss" style:font-pitch="variable" svg:panose-1="2 11 6 4 2 2 2 3 2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style:text-autospace="none" fo:text-align="center" fo:margin-top="0.1666in" fo:margin-bottom="0.0833in" fo:line-height="100%"/>
    </style:style>
    <style:style style:name="T3" style:parent-style-name="Absatz-Standardschriftart" style:family="text">
      <style:text-properties style:font-name="Helv" style:font-name-complex="Helv" fo:font-weight="bold" style:font-weight-asian="bold" style:font-weight-complex="bold" fo:color="#000000" fo:font-size="12pt" style:font-size-asian="12pt" style:font-size-complex="12pt"/>
    </style:style>
    <style:style style:name="T4" style:parent-style-name="Absatz-Standardschriftart" style:family="text">
      <style:text-properties style:font-name="Helv" style:font-name-complex="Helv" fo:color="#000000" fo:font-size="10pt" style:font-size-asian="10pt" style:font-size-complex="10pt"/>
    </style:style>
    <style:style style:name="T5" style:parent-style-name="Absatz-Standardschriftart" style:family="text">
      <style:text-properties style:font-name="Helv" style:font-name-complex="Helv" fo:font-weight="bold" style:font-weight-asian="bold" style:font-weight-complex="bold" fo:color="#000000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span text:style-name="T3">CBL_OC_SOCKET -<text:s/></text:span><text:span text:style-name="T4">Ersatz für ACUCOBOL Systemfunktion<text:s/></text:span><text:span text:style-name="T5">C$SOCKET</text:span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/>
    <dc:creator>Simon Sobisch</dc:creator>
    <meta:creation-date>2016-06-24T15:21:00Z</meta:creation-date>
    <dc:date>2016-06-24T15:23:00Z</dc:date>
    <meta:template xlink:href="Normal.dotm" xlink:type="simple"/>
    <meta:editing-cycles>4</meta:editing-cycles>
    <meta:editing-duration>PT0S</meta:editing-duration>
    <meta:document-statistic meta:page-count="1" meta:paragraph-count="14" meta:word-count="1013" meta:character-count="7383" meta:row-count="53" meta:non-whitespace-character-count="6384"/>
  </office:meta>
</office:document-meta>
</file>